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5165" calcext:value-type="float">
            <text:p>22.275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96275" calcext:value-type="float">
            <text:p>22.1809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6356129032" calcext:value-type="float">
            <text:p>22.1076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45992258064" calcext:value-type="float">
            <text:p>22.07459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1803870968" calcext:value-type="float">
            <text:p>22.1401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40611612903" calcext:value-type="float">
            <text:p>22.1940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8439483871" calcext:value-type="float">
            <text:p>22.1484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37376" calcext:value-type="float">
            <text:p>22.23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26325" calcext:value-type="float">
            <text:p>22.2992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9376516129" calcext:value-type="float">
            <text:p>22.0993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27307586207" calcext:value-type="float">
            <text:p>22.03273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9484" calcext:value-type="float">
            <text:p>21.77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1803870968" calcext:value-type="float">
            <text:p>21.7591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43584" calcext:value-type="float">
            <text:p>21.71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3656774194" calcext:value-type="float">
            <text:p>21.6193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96203870968" calcext:value-type="float">
            <text:p>21.4696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96904" calcext:value-type="float">
            <text:p>21.44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72352" calcext:value-type="float">
            <text:p>20.95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71456" calcext:value-type="float">
            <text:p>21.30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0296774193" calcext:value-type="float">
            <text:p>21.2170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94531612903" calcext:value-type="float">
            <text:p>21.1394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9042580645" calcext:value-type="float">
            <text:p>21.1599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9006451613" calcext:value-type="float">
            <text:p>21.253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58856" calcext:value-type="float">
            <text:p>21.3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6985" calcext:value-type="float">
            <text:p>21.596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5644" calcext:value-type="float">
            <text:p>21.53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22402580645" calcext:value-type="float">
            <text:p>21.5622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14331428571" calcext:value-type="float">
            <text:p>21.48143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978" calcext:value-type="float">
            <text:p>21.540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1860645161" calcext:value-type="float">
            <text:p>21.4481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05768" calcext:value-type="float">
            <text:p>21.48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3860645161" calcext:value-type="float">
            <text:p>21.5243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2580645161" calcext:value-type="float">
            <text:p>22.024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67677419355" calcext:value-type="float">
            <text:p>22.316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9865806452" calcext:value-type="float">
            <text:p>22.5559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01672" calcext:value-type="float">
            <text:p>23.08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0605" calcext:value-type="float">
            <text:p>23.3440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58136" calcext:value-type="float">
            <text:p>23.09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42219354839" calcext:value-type="float">
            <text:p>22.964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00345714286" calcext:value-type="float">
            <text:p>22.81003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760125" calcext:value-type="float">
            <text:p>22.7176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4890322581" calcext:value-type="float">
            <text:p>22.655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71456" calcext:value-type="float">
            <text:p>22.57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0410322581" calcext:value-type="float">
            <text:p>22.5000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26147096774" calcext:value-type="float">
            <text:p>22.5426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42861935484" calcext:value-type="float">
            <text:p>22.5442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42748387097" calcext:value-type="float">
            <text:p>22.404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81368" calcext:value-type="float">
            <text:p>22.27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019" calcext:value-type="float">
            <text:p>22.250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66208" calcext:value-type="float">
            <text:p>22.08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26270967742" calcext:value-type="float">
            <text:p>22.002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74907586207" calcext:value-type="float">
            <text:p>22.01749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246925" calcext:value-type="float">
            <text:p>22.0424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65832258064" calcext:value-type="float">
            <text:p>21.9465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5208" calcext:value-type="float">
            <text:p>21.92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94289032258" calcext:value-type="float">
            <text:p>21.8794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8868965517" calcext:value-type="float">
            <text:p>22.0338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10418064516" calcext:value-type="float">
            <text:p>22.3710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7912516129" calcext:value-type="float">
            <text:p>22.5779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23984" calcext:value-type="float">
            <text:p>22.54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98025" calcext:value-type="float">
            <text:p>22.3209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79872" calcext:value-type="float">
            <text:p>22.14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7292903226" calcext:value-type="float">
            <text:p>22.1197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84108571429" calcext:value-type="float">
            <text:p>22.22841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3935" calcext:value-type="float">
            <text:p>22.1983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10825806452" calcext:value-type="float">
            <text:p>22.181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8464" calcext:value-type="float">
            <text:p>22.18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90815483871" calcext:value-type="float">
            <text:p>22.0990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75718709677" calcext:value-type="float">
            <text:p>22.1875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7945806452" calcext:value-type="float">
            <text:p>22.1627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51081290323" calcext:value-type="float">
            <text:p>22.1151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05096" calcext:value-type="float">
            <text:p>22.06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609" calcext:value-type="float">
            <text:p>22.05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7488" calcext:value-type="float">
            <text:p>22.09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82541935484" calcext:value-type="float">
            <text:p>22.288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71345714286" calcext:value-type="float">
            <text:p>22.46713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730675" calcext:value-type="float">
            <text:p>22.6473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6833548387" calcext:value-type="float">
            <text:p>22.6616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44048" calcext:value-type="float">
            <text:p>22.6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4864516129" calcext:value-type="float">
            <text:p>22.57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35401290323" calcext:value-type="float">
            <text:p>22.5235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83636129032" calcext:value-type="float">
            <text:p>22.5983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2776774194" calcext:value-type="float">
            <text:p>22.8202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19072" calcext:value-type="float">
            <text:p>23.03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47258181818" calcext:value-type="float">
            <text:p>23.19472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01792" calcext:value-type="float">
            <text:p>23.43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25958709677" calcext:value-type="float">
            <text:p>23.5225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08095" calcext:value-type="float">
            <text:p>23.2408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9282580645" calcext:value-type="float">
            <text:p>23.2569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80095384615" calcext:value-type="float">
            <text:p>23.288009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18711724138" calcext:value-type="float">
            <text:p>23.22187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00802580645" calcext:value-type="float">
            <text:p>23.3300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13638709677" calcext:value-type="float">
            <text:p>23.571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72916129032" calcext:value-type="float">
            <text:p>23.927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6433548387" calcext:value-type="float">
            <text:p>24.6276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7536842105" calcext:value-type="float">
            <text:p>24.89975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246" calcext:value-type="float">
            <text:p>24.76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31575" calcext:value-type="float">
            <text:p>24.6243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98532413793" calcext:value-type="float">
            <text:p>24.54985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267525" calcext:value-type="float">
            <text:p>24.4526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1041" calcext:value-type="float">
            <text:p>24.331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855325" calcext:value-type="float">
            <text:p>24.2385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8082580645" calcext:value-type="float">
            <text:p>24.2018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796175" calcext:value-type="float">
            <text:p>24.0779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18645" calcext:value-type="float">
            <text:p>24.0618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17447741935" calcext:value-type="float">
            <text:p>24.11174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38273548387" calcext:value-type="float">
            <text:p>23.81382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0990967742" calcext:value-type="float">
            <text:p>23.4930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291375" calcext:value-type="float">
            <text:p>23.3129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08984" calcext:value-type="float">
            <text:p>23.2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12795" calcext:value-type="float">
            <text:p>23.1912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70025" calcext:value-type="float">
            <text:p>23.1287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66451612903" calcext:value-type="float">
            <text:p>23.056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229475" calcext:value-type="float">
            <text:p>22.9322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61424516129" calcext:value-type="float">
            <text:p>22.7461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786" calcext:value-type="float">
            <text:p>22.671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13975" calcext:value-type="float">
            <text:p>22.611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175975" calcext:value-type="float">
            <text:p>22.4617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8832516129" calcext:value-type="float">
            <text:p>22.3188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92141935484" calcext:value-type="float">
            <text:p>22.349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94105714286" calcext:value-type="float">
            <text:p>22.38941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96420645161" calcext:value-type="float">
            <text:p>22.4296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66675" calcext:value-type="float">
            <text:p>22.4796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91955" calcext:value-type="float">
            <text:p>22.5191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434275" calcext:value-type="float">
            <text:p>22.5543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80975483871" calcext:value-type="float">
            <text:p>22.6080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283" calcext:value-type="float">
            <text:p>22.642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9063225806" calcext:value-type="float">
            <text:p>22.84790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38189090909" calcext:value-type="float">
            <text:p>23.37381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92672" calcext:value-type="float">
            <text:p>23.49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56875" calcext:value-type="float">
            <text:p>23.6005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5017931035" calcext:value-type="float">
            <text:p>23.603501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341875" calcext:value-type="float">
            <text:p>23.5434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7824516129" calcext:value-type="float">
            <text:p>23.397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5747096774" calcext:value-type="float">
            <text:p>23.3655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42792258064" calcext:value-type="float">
            <text:p>23.32427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0830967742" calcext:value-type="float">
            <text:p>23.3650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3029677419" calcext:value-type="float">
            <text:p>23.6863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02625" calcext:value-type="float">
            <text:p>23.8320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17856" calcext:value-type="float">
            <text:p>24.14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8103225806" calcext:value-type="float">
            <text:p>23.984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0776" calcext:value-type="float">
            <text:p>23.55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33592258064" calcext:value-type="float">
            <text:p>23.58335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3723862069" calcext:value-type="float">
            <text:p>23.803723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88707096774" calcext:value-type="float">
            <text:p>23.8288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08371612903" calcext:value-type="float">
            <text:p>23.8308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36307096774" calcext:value-type="float">
            <text:p>23.8136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4312" calcext:value-type="float">
            <text:p>23.79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91486315789" calcext:value-type="float">
            <text:p>24.029148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3944615385" calcext:value-type="float">
            <text:p>24.140394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557175" calcext:value-type="float">
            <text:p>24.0055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22198709677" calcext:value-type="float">
            <text:p>23.5622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42975" calcext:value-type="float">
            <text:p>23.2504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5984" calcext:value-type="float">
            <text:p>23.25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7665" calcext:value-type="float">
            <text:p>23.2777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9832727273" calcext:value-type="float">
            <text:p>23.31498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9072" calcext:value-type="float">
            <text:p>23.3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994" calcext:value-type="float">
            <text:p>23.19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5267096774" calcext:value-type="float">
            <text:p>22.9815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5626" calcext:value-type="float">
            <text:p>22.91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421184" calcext:value-type="float">
            <text:p>22.604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47447272727" calcext:value-type="float">
            <text:p>22.51474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45573333333" calcext:value-type="float">
            <text:p>22.1545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67104516129" calcext:value-type="float">
            <text:p>21.9567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67897931035" calcext:value-type="float">
            <text:p>21.716789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39823448276" calcext:value-type="float">
            <text:p>21.69398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86378181818" calcext:value-type="float">
            <text:p>21.72863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57977142857" calcext:value-type="float">
            <text:p>21.7857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71125" calcext:value-type="float">
            <text:p>21.6927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7315" calcext:value-type="float">
            <text:p>21.697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7424" calcext:value-type="float">
            <text:p>21.73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0826666667" calcext:value-type="float">
            <text:p>21.70108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95215483871" calcext:value-type="float">
            <text:p>21.8095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3573333333" calcext:value-type="float">
            <text:p>21.9513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8082857143" calcext:value-type="float">
            <text:p>21.92480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30652307692" calcext:value-type="float">
            <text:p>22.063065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92275" calcext:value-type="float">
            <text:p>22.2419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3408" calcext:value-type="float">
            <text:p>22.25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915675" calcext:value-type="float">
            <text:p>22.2091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909" calcext:value-type="float">
            <text:p>22.131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61915" calcext:value-type="float">
            <text:p>22.1061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525275" calcext:value-type="float">
            <text:p>22.2152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38748387097" calcext:value-type="float">
            <text:p>23.013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91236363636" calcext:value-type="float">
            <text:p>23.6991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068025" calcext:value-type="float">
            <text:p>23.7306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0067096774" calcext:value-type="float">
            <text:p>23.7740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74807272727" calcext:value-type="float">
            <text:p>23.57748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96291612903" calcext:value-type="float">
            <text:p>23.3096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5082" calcext:value-type="float">
            <text:p>23.13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29723870968" calcext:value-type="float">
            <text:p>23.1429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6724210526" calcext:value-type="float">
            <text:p>23.146672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8308" calcext:value-type="float">
            <text:p>23.03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6755" calcext:value-type="float">
            <text:p>24.0736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3616" calcext:value-type="float">
            <text:p>23.67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4147368421" calcext:value-type="float">
            <text:p>23.93241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2618181818" calcext:value-type="float">
            <text:p>24.0542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45086153846" calcext:value-type="float">
            <text:p>24.174508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40059354839" calcext:value-type="float">
            <text:p>24.2840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27890909091" calcext:value-type="float">
            <text:p>24.1627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75088" calcext:value-type="float">
            <text:p>23.85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924775" calcext:value-type="float">
            <text:p>23.6992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77806896552" calcext:value-type="float">
            <text:p>23.6277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59015" calcext:value-type="float">
            <text:p>23.5959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1891" calcext:value-type="float">
            <text:p>23.5118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959875" calcext:value-type="float">
            <text:p>23.4595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9282580645" calcext:value-type="float">
            <text:p>23.6379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91418181818" calcext:value-type="float">
            <text:p>23.7291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7745" calcext:value-type="float">
            <text:p>23.867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85272" calcext:value-type="float">
            <text:p>23.92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18996363636" calcext:value-type="float">
            <text:p>23.81189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6970322581" calcext:value-type="float">
            <text:p>23.5576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046225" calcext:value-type="float">
            <text:p>23.5104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0170322581" calcext:value-type="float">
            <text:p>23.4510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20327272727" calcext:value-type="float">
            <text:p>23.4220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5345" calcext:value-type="float">
            <text:p>23.3265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3385" calcext:value-type="float">
            <text:p>23.273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503104" calcext:value-type="float">
            <text:p>23.21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71419354839" calcext:value-type="float">
            <text:p>23.467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248625" calcext:value-type="float">
            <text:p>23.7024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191225" calcext:value-type="float">
            <text:p>23.6819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19940645161" calcext:value-type="float">
            <text:p>23.7219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3695" calcext:value-type="float">
            <text:p>23.5303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59277419355" calcext:value-type="float">
            <text:p>23.215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355675" calcext:value-type="float">
            <text:p>23.1235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40968" calcext:value-type="float">
            <text:p>22.97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003" calcext:value-type="float">
            <text:p>22.884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44605" calcext:value-type="float">
            <text:p>22.7344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72115" calcext:value-type="float">
            <text:p>22.6472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51305806452" calcext:value-type="float">
            <text:p>22.5651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5427096774" calcext:value-type="float">
            <text:p>22.7285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02475" calcext:value-type="float">
            <text:p>22.6770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072325" calcext:value-type="float">
            <text:p>22.5507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68541935484" calcext:value-type="float">
            <text:p>22.516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83145" calcext:value-type="float">
            <text:p>22.3283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46802580645" calcext:value-type="float">
            <text:p>22.0346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32725" calcext:value-type="float">
            <text:p>21.6683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8792" calcext:value-type="float">
            <text:p>21.53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31886451613" calcext:value-type="float">
            <text:p>21.6531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65025" calcext:value-type="float">
            <text:p>21.5856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67112258064" calcext:value-type="float">
            <text:p>21.44671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29025454546" calcext:value-type="float">
            <text:p>21.352902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0824" calcext:value-type="float">
            <text:p>21.6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16685" calcext:value-type="float">
            <text:p>21.7316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3855" calcext:value-type="float">
            <text:p>21.7533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9532903226" calcext:value-type="float">
            <text:p>21.6259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482575" calcext:value-type="float">
            <text:p>21.0848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17558709677" calcext:value-type="float">
            <text:p>20.6117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085925" calcext:value-type="float">
            <text:p>20.5908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93980689655" calcext:value-type="float">
            <text:p>21.03939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4815" calcext:value-type="float">
            <text:p>21.3784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2523636364" calcext:value-type="float">
            <text:p>21.85425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1208" calcext:value-type="float">
            <text:p>22.2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528025" calcext:value-type="float">
            <text:p>22.4352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8366451613" calcext:value-type="float">
            <text:p>22.26583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35638709677" calcext:value-type="float">
            <text:p>22.123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93705806452" calcext:value-type="float">
            <text:p>22.1993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878075" calcext:value-type="float">
            <text:p>22.2487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75310967742" calcext:value-type="float">
            <text:p>22.3775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0207" calcext:value-type="float">
            <text:p>22.230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03870344828" calcext:value-type="float">
            <text:p>22.120387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133125" calcext:value-type="float">
            <text:p>22.0813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75775" calcext:value-type="float">
            <text:p>22.0647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94980645161" calcext:value-type="float">
            <text:p>22.039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00675" calcext:value-type="float">
            <text:p>22.1520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3749677419" calcext:value-type="float">
            <text:p>22.3573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0306" calcext:value-type="float">
            <text:p>22.260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85765" calcext:value-type="float">
            <text:p>22.1385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5096516129" calcext:value-type="float">
            <text:p>22.1450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9525" calcext:value-type="float">
            <text:p>21.9456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39981935484" calcext:value-type="float">
            <text:p>21.7639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61665" calcext:value-type="float">
            <text:p>21.9061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6992" calcext:value-type="float">
            <text:p>21.87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52725" calcext:value-type="float">
            <text:p>21.7445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9662" calcext:value-type="float">
            <text:p>21.679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4113548387" calcext:value-type="float">
            <text:p>21.6284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909" calcext:value-type="float">
            <text:p>21.75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1303225806" calcext:value-type="float">
            <text:p>21.9731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00955" calcext:value-type="float">
            <text:p>22.1000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105925" calcext:value-type="float">
            <text:p>22.1910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4012903226" calcext:value-type="float">
            <text:p>22.162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923825" calcext:value-type="float">
            <text:p>22.0992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47207741935" calcext:value-type="float">
            <text:p>22.01472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864925" calcext:value-type="float">
            <text:p>21.9586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45500689655" calcext:value-type="float">
            <text:p>21.87455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539" calcext:value-type="float">
            <text:p>21.838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377775" calcext:value-type="float">
            <text:p>21.8437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6972903226" calcext:value-type="float">
            <text:p>21.8636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23275" calcext:value-type="float">
            <text:p>22.0552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58304" calcext:value-type="float">
            <text:p>22.3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2792727273" calcext:value-type="float">
            <text:p>22.38127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5586" calcext:value-type="float">
            <text:p>22.595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63928" calcext:value-type="float">
            <text:p>23.05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5935" calcext:value-type="float">
            <text:p>23.0365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42049032258" calcext:value-type="float">
            <text:p>22.7542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77675" calcext:value-type="float">
            <text:p>22.5977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7666" calcext:value-type="float">
            <text:p>22.727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30072258064" calcext:value-type="float">
            <text:p>23.05300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38763636364" calcext:value-type="float">
            <text:p>23.1638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2926451613" calcext:value-type="float">
            <text:p>23.2472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55275" calcext:value-type="float">
            <text:p>23.4725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56787096774" calcext:value-type="float">
            <text:p>23.435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72725" calcext:value-type="float">
            <text:p>23.3447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53494193548" calcext:value-type="float">
            <text:p>23.1853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59305" calcext:value-type="float">
            <text:p>23.0659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436775" calcext:value-type="float">
            <text:p>22.7543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15224" calcext:value-type="float">
            <text:p>22.39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09643636364" calcext:value-type="float">
            <text:p>22.47096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67602758621" calcext:value-type="float">
            <text:p>22.63676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89375" calcext:value-type="float">
            <text:p>22.7718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65819354839" calcext:value-type="float">
            <text:p>22.796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417725" calcext:value-type="float">
            <text:p>22.7541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3256774193" calcext:value-type="float">
            <text:p>22.82332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92939354839" calcext:value-type="float">
            <text:p>23.1592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95035" calcext:value-type="float">
            <text:p>23.4595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58810322581" calcext:value-type="float">
            <text:p>23.5058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00675" calcext:value-type="float">
            <text:p>23.400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633775" calcext:value-type="float">
            <text:p>23.2763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7608" calcext:value-type="float">
            <text:p>23.07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1301818182" calcext:value-type="float">
            <text:p>23.02413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23592" calcext:value-type="float">
            <text:p>23.09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60425" calcext:value-type="float">
            <text:p>23.1226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954" calcext:value-type="float">
            <text:p>22.98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44939354839" calcext:value-type="float">
            <text:p>22.8544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31916923077" calcext:value-type="float">
            <text:p>22.723191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47718709677" calcext:value-type="float">
            <text:p>22.6447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91065" calcext:value-type="float">
            <text:p>22.5691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208175" calcext:value-type="float">
            <text:p>22.7520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8104" calcext:value-type="float">
            <text:p>22.91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1084" calcext:value-type="float">
            <text:p>23.15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89495" calcext:value-type="float">
            <text:p>23.5989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3326896552" calcext:value-type="float">
            <text:p>23.85333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19385" calcext:value-type="float">
            <text:p>23.8919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03155" calcext:value-type="float">
            <text:p>23.8603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98944516129" calcext:value-type="float">
            <text:p>23.8098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39775" calcext:value-type="float">
            <text:p>23.7563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67135483871" calcext:value-type="float">
            <text:p>23.726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133075" calcext:value-type="float">
            <text:p>23.6013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1317" calcext:value-type="float">
            <text:p>23.4913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6890322581" calcext:value-type="float">
            <text:p>23.493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3108" calcext:value-type="float">
            <text:p>23.34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47883870968" calcext:value-type="float">
            <text:p>23.194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03145" calcext:value-type="float">
            <text:p>23.0903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4508" calcext:value-type="float">
            <text:p>23.11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38548571429" calcext:value-type="float">
            <text:p>23.11385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4691" calcext:value-type="float">
            <text:p>23.054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668" calcext:value-type="float">
            <text:p>22.99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195" calcext:value-type="float">
            <text:p>22.896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19432258065" calcext:value-type="float">
            <text:p>22.921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587" calcext:value-type="float">
            <text:p>22.9845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0575" calcext:value-type="float">
            <text:p>22.939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25447741935" calcext:value-type="float">
            <text:p>22.89254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64725" calcext:value-type="float">
            <text:p>22.7046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7623483871" calcext:value-type="float">
            <text:p>22.4776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097775" calcext:value-type="float">
            <text:p>22.3009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42747586207" calcext:value-type="float">
            <text:p>22.19427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98975" calcext:value-type="float">
            <text:p>22.039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87445" calcext:value-type="float">
            <text:p>21.9587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6526451613" calcext:value-type="float">
            <text:p>21.9366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463875" calcext:value-type="float">
            <text:p>21.8746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7656774194" calcext:value-type="float">
            <text:p>22.1527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1113" calcext:value-type="float">
            <text:p>22.621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701725" calcext:value-type="float">
            <text:p>22.6170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8936774194" calcext:value-type="float">
            <text:p>22.4148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029725" calcext:value-type="float">
            <text:p>22.1902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45762580645" calcext:value-type="float">
            <text:p>21.9645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713275" calcext:value-type="float">
            <text:p>22.0171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82202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17173333333" calcext:value-type="float">
            <text:p>22.29171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246" meta:object-count="0"/>
    <meta:user-defined meta:name="AppVersion">3.0</meta:user-defined>
  </office:meta>
</office:document-meta>
</file>